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4.551cm"/>
    </style:style>
    <style:style style:name="co4" style:family="table-column">
      <style:table-column-properties fo:break-before="auto" style:column-width="4.523cm"/>
    </style:style>
    <style:style style:name="co5" style:family="table-column">
      <style:table-column-properties fo:break-before="auto" style:column-width="3.6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66ccff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02cm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order="0.002cm solid #000000" style:vertical-align="top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border="0.002cm solid #000000"/>
      <style:text-properties fo:color="#66ccff" fo:font-size="11pt" style:font-size-asian="11pt" style:font-size-complex="11pt"/>
    </style:style>
    <style:style style:name="ce9" style:family="table-cell" style:parent-style-name="Default" style:data-style-name="N36">
      <style:table-cell-properties style:text-align-source="fix" style:repeat-content="false" fo:border="0.002cm solid #000000"/>
      <style:paragraph-properties fo:text-align="start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fo:border="0.002cm solid #000000"/>
      <style:text-properties fo:color="#66ccff" fo:font-size="12pt" style:font-size-asian="12pt" style:font-size-complex="12pt"/>
    </style:style>
    <style:style style:name="ce11" style:family="table-cell" style:parent-style-name="Default">
      <style:table-cell-properties fo:border="0.002cm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number-columns-repeated="2" table:default-cell-style-name="ce7"/>
        <table:table-column table:style-name="co3" table:default-cell-style-name="ce7"/>
        <table:table-column table:style-name="co2" table:default-cell-style-name="ce7"/>
        <table:table-column table:style-name="co4" table:default-cell-style-name="ce7"/>
        <table:table-column table:style-name="co5" table:default-cell-style-name="ce7"/>
        <table:table-column table:style-name="co2" table:default-cell-style-name="ce7"/>
        <table:table-column table:style-name="co2" table:default-cell-style-name="ce6"/>
        <table:table-column table:style-name="co1" table:visibility="collapse" table:number-columns-repeated="4" table:default-cell-style-name="Default"/>
        <table:table-column table:style-name="co2" table:default-cell-style-name="Default"/>
        <table:table-row table:style-name="ro1">
          <table:table-cell table:style-name="Default" table:number-columns-repeated="9"/>
          <table:table-cell table:number-columns-repeated="5"/>
        </table:table-row>
        <table:table-row table:style-name="ro2">
          <table:table-cell table:style-name="ce1" office:value-type="string" table:number-columns-spanned="13" table:number-rows-spanned="1">
            <text:p>Scenariusz testowy 001 – Logowanie się do sklepu</text:p>
          </table:table-cell>
          <table:covered-table-cell table:number-columns-repeated="11" table:style-name="ce8"/>
          <table:covered-table-cell table:style-name="ce10"/>
          <table:table-cell/>
        </table:table-row>
        <table:table-row table:style-name="ro2">
          <table:table-cell table:style-name="ce2" office:value-type="string" table:number-columns-spanned="5" table:number-rows-spanned="1">
            <text:p>Autor:</text:p>
          </table:table-cell>
          <table:covered-table-cell table:number-columns-repeated="4" table:style-name="ce3"/>
          <table:table-cell table:style-name="ce2" office:value-type="string" table:number-columns-spanned="8" table:number-rows-spanned="1">
            <text:p>Data:</text:p>
          </table:table-cell>
          <table:covered-table-cell table:number-columns-repeated="6" table:style-name="ce3"/>
          <table:covered-table-cell table:style-name="ce11"/>
          <table:table-cell/>
        </table:table-row>
        <table:table-row table:style-name="ro2">
          <table:table-cell table:style-name="ce3" office:value-type="string" table:number-columns-spanned="5" table:number-rows-spanned="1">
            <text:p>Julia Lewandowska</text:p>
          </table:table-cell>
          <table:covered-table-cell table:number-columns-repeated="4" table:style-name="ce3"/>
          <table:table-cell table:style-name="ce9" office:value-type="date" office:date-value="2025-12-14" table:number-columns-spanned="8" table:number-rows-spanned="1">
            <text:p>14.12.2025</text:p>
          </table:table-cell>
          <table:covered-table-cell table:number-columns-repeated="6" table:style-name="ce3"/>
          <table:covered-table-cell table:style-name="ce11"/>
          <table:table-cell/>
        </table:table-row>
        <table:table-row table:style-name="ro3">
          <table:table-cell table:style-name="ce4" office:value-type="string" table:number-columns-spanned="3" table:number-rows-spanned="1">
            <text:p>Warunki wstępne: </text:p>
          </table:table-cell>
          <table:covered-table-cell table:number-columns-repeated="2" table:style-name="ce3"/>
          <table:table-cell table:style-name="ce3" office:value-type="string" table:number-columns-spanned="10" table:number-rows-spanned="1">
            <text:p>Użytkownik jest zalogowany do aplikacji przy użyciu poprawnych danych (np. standard_user / secret_sauce).</text:p>
            <text:p>Użytkownik znajduje się na stronie z listą produktów (Products).</text:p>
          </table:table-cell>
          <table:covered-table-cell table:style-name="ce3"/>
          <table:covered-table-cell table:style-name="ce9"/>
          <table:covered-table-cell table:number-columns-repeated="6" table:style-name="ce3"/>
          <table:covered-table-cell table:style-name="ce11"/>
          <table:table-cell/>
        </table:table-row>
        <table:table-row table:style-name="ro2">
          <table:table-cell table:style-name="ce5" office:value-type="string">
            <text:p>ID</text:p>
          </table:table-cell>
          <table:table-cell table:style-name="ce5" office:value-type="string">
            <text:p>Przypadek testowy</text:p>
          </table:table-cell>
          <table:table-cell table:style-name="ce5" office:value-type="string">
            <text:p>Opis przypadku</text:p>
          </table:table-cell>
          <table:table-cell table:style-name="ce5" office:value-type="string">
            <text:p>Opis kroków</text:p>
          </table:table-cell>
          <table:table-cell table:style-name="ce5" office:value-type="string">
            <text:p>Oczekiwany rezultat</text:p>
          </table:table-cell>
          <table:table-cell table:style-name="ce5" office:value-type="string">
            <text:p>Aktualny rezultat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Środowisko</text:p>
          </table:table-cell>
          <table:table-cell table:style-name="ce5" office:value-type="string">
            <text:p>Komenatrz</text:p>
          </table:table-cell>
          <table:table-cell table:number-columns-repeated="5"/>
        </table:table-row>
        <table:table-row table:style-name="ro4">
          <table:table-cell office:value-type="string">
            <text:p>a2</text:p>
          </table:table-cell>
          <table:table-cell office:value-type="string">
            <text:p>Dodanie jednego produktu do koszyka</text:p>
          </table:table-cell>
          <table:table-cell office:value-type="string">
            <text:p>Sprawdzenie, czy użytkownik może dodać produkt do koszyka</text:p>
          </table:table-cell>
          <table:table-cell office:value-type="string">
            <text:p>1. Na liście produktów kliknij "Add to cart" przy pierwszym produkcie 2. Sprawdź ikonę koszyka po dodaniu produktu</text:p>
          </table:table-cell>
          <table:table-cell office:value-type="string">
            <text:p>Product zostaje dodany, liczba przy ikonie koszyka zmienia się na 1</text:p>
          </table:table-cell>
          <table:table-cell table:style-name="ce6" table:number-columns-repeated="2"/>
          <table:table-cell table:style-name="ce6" office:value-type="string">
            <text:p>Chrome / Windows</text:p>
          </table:table-cell>
          <table:table-cell table:number-columns-repeated="6"/>
        </table:table-row>
        <table:table-row table:style-name="ro5">
          <table:table-cell office:value-type="string">
            <text:p>b2</text:p>
          </table:table-cell>
          <table:table-cell office:value-type="string">
            <text:p>Dodanie wielu produktów do koszyka</text:p>
          </table:table-cell>
          <table:table-cell office:value-type="string">
            <text:p>Sprawdzenie możliwości dodania do koszyka więcej niż jednego produktu</text:p>
          </table:table-cell>
          <table:table-cell office:value-type="string">
            <text:p>1. Dodaj do koszyka 3 różne produkty 2. Sprawdź ikonę koszyka</text:p>
          </table:table-cell>
          <table:table-cell office:value-type="string">
            <text:p>Po dodaniu 3 produktów, ikona koszyka pokazuje "3"</text:p>
          </table:table-cell>
          <table:table-cell table:style-name="ce6" table:number-columns-repeated="2"/>
          <table:table-cell table:style-name="ce6" office:value-type="string">
            <text:p>Chrome / Windows</text:p>
          </table:table-cell>
          <table:table-cell table:number-columns-repeated="6"/>
        </table:table-row>
        <table:table-row table:style-name="ro4">
          <table:table-cell office:value-type="string">
            <text:p>b3</text:p>
          </table:table-cell>
          <table:table-cell office:value-type="string">
            <text:p>Przejście do koszyka po dodaniu produktu</text:p>
          </table:table-cell>
          <table:table-cell office:value-type="string">
            <text:p>Sprawdzenie, czy użytkownik może przejść do strony koszyka</text:p>
          </table:table-cell>
          <table:table-cell office:value-type="string">
            <text:p>1. Dodaj produkt do koszyka 2. Kliknij ikonę koszyka 3. Sprawdź zawartość strony koszyka</text:p>
          </table:table-cell>
          <table:table-cell office:value-type="string">
            <text:p>Użytkownik jest na stronie koszyka i widzi dodany produkt</text:p>
          </table:table-cell>
          <table:table-cell table:number-columns-repeated="2"/>
          <table:table-cell office:value-type="string">
            <text:p>Chrome / Windows</text:p>
          </table:table-cell>
          <table:table-cell table:number-columns-repeated="6"/>
        </table:table-row>
        <table:table-row table:style-name="ro4">
          <table:table-cell office:value-type="string">
            <text:p>b4</text:p>
          </table:table-cell>
          <table:table-cell office:value-type="string">
            <text:p>Usuwanie produktu z koszyka</text:p>
          </table:table-cell>
          <table:table-cell office:value-type="string">
            <text:p>Sprawdzenie, czy użytkownik może usunąć produkt z koszyka</text:p>
          </table:table-cell>
          <table:table-cell office:value-type="string">
            <text:p>1. Dodaj produkt do koszyka 2. Przejdź do koszyka 3. Kliknij "Remove" przy produkcie</text:p>
          </table:table-cell>
          <table:table-cell office:value-type="string">
            <text:p>System usuwa produkt z koszyka, a ikona koszyka wskazuje 0 produktów</text:p>
          </table:table-cell>
          <table:table-cell table:number-columns-repeated="2"/>
          <table:table-cell office:value-type="string">
            <text:p>Chrome / Windows</text:p>
          </table:table-cell>
          <table:table-cell table:number-columns-repeated="6"/>
        </table:table-row>
        <table:table-row table:style-name="ro4">
          <table:table-cell table:style-name="ce7" office:value-type="string">
            <text:p>b5</text:p>
          </table:table-cell>
          <table:table-cell office:value-type="string">
            <text:p>Sprawdzenie nazwy i ceny produktu w koszyku</text:p>
          </table:table-cell>
          <table:table-cell office:value-type="string">
            <text:p>Porównanie danych produktu w koszyku z danymi na stronie produktów</text:p>
          </table:table-cell>
          <table:table-cell office:value-type="string">
            <text:p>1. Dodaj produkt do koszyka 2. Przejdź do koszyka 3. Porównaj nazwę i cenę z widoku koszyka</text:p>
          </table:table-cell>
          <table:table-cell office:value-type="string">
            <text:p>Nazwa i cena w koszyku odpowiadają wartościom ze strony listy produktów</text:p>
          </table:table-cell>
          <table:table-cell table:number-columns-repeated="2"/>
          <table:table-cell office:value-type="string">
            <text:p>Chrome / Windows</text:p>
          </table:table-cell>
          <table:table-cell table:number-columns-repeated="6"/>
        </table:table-row>
        <table:table-row table:style-name="ro5">
          <table:table-cell table:style-name="ce7" office:value-type="string">
            <text:p>b6</text:p>
          </table:table-cell>
          <table:table-cell office:value-type="string">
            <text:p>Przejście do kasy (Checkout) z koszyka</text:p>
          </table:table-cell>
          <table:table-cell office:value-type="string">
            <text:p>Sprawdzenie, czy możliwe jest rozpoczęcie procesu zakupu</text:p>
          </table:table-cell>
          <table:table-cell office:value-type="string">
            <text:p>1. Dodaj produkt do koszyka 2. Przejdź do koszyka 3. Kliknij "Checkout"</text:p>
          </table:table-cell>
          <table:table-cell office:value-type="string">
            <text:p>Użytkownik przechodzi do formularza Checkout: "Checkout: Your Information"</text:p>
          </table:table-cell>
          <table:table-cell table:number-columns-repeated="2"/>
          <table:table-cell office:value-type="string">
            <text:p>Chrome / Windows</text:p>
          </table:table-cell>
          <table:table-cell table:number-columns-repeated="6"/>
        </table:table-row>
        <table:table-row table:style-name="ro6">
          <table:table-cell table:style-name="ce7" office:value-type="string">
            <text:p>b7</text:p>
          </table:table-cell>
          <table:table-cell office:value-type="string">
            <text:p>Sprawdzenie komunikatów o błędach przy opcjach koszyka</text:p>
          </table:table-cell>
          <table:table-cell office:value-type="string">
            <text:p>Sprawdzenie, czy wszystkie przyciski i etykiety są widoczne i klikane na stronie koszyka</text:p>
          </table:table-cell>
          <table:table-cell office:value-type="string">
            <text:p>1. Dodaj produkt do koszyka 2. Przejdź do koszyka 3. Upewnij się, że wszystkie przyciski (Continue Shopping, Checkout, Remove) są widoczne i klikalne</text:p>
          </table:table-cell>
          <table:table-cell office:value-type="string">
            <text:p>Każdy przycisk wywołuje poprawną akcję (Continue → produkty, Checkout → formularz zakupu, Remove → usuwanie produktu)</text:p>
          </table:table-cell>
          <table:table-cell table:number-columns-repeated="2"/>
          <table:table-cell office:value-type="string">
            <text:p>Chrome / Windows</text:p>
          </table:table-cell>
          <table:table-cell table:number-columns-repeated="6"/>
        </table:table-row>
        <table:table-row table:style-name="ro4">
          <table:table-cell table:style-name="ce7" office:value-type="string">
            <text:p>b8</text:p>
          </table:table-cell>
          <table:table-cell office:value-type="string">
            <text:p>Test stanu koszyka po odświeżeniu strony</text:p>
          </table:table-cell>
          <table:table-cell office:value-type="string">
            <text:p>Sprawdzenie, czy zawartość koszyka zachowuje się po odświeżeniu strony koszyka</text:p>
          </table:table-cell>
          <table:table-cell office:value-type="string">
            <text:p>1. Dodaj produkt do koszyka 2. Przejdź do koszyka 3. Odśwież stronę koszyka</text:p>
          </table:table-cell>
          <table:table-cell office:value-type="string">
            <text:p>Zawartość koszyka pozostaje bez zmian</text:p>
          </table:table-cell>
          <table:table-cell table:number-columns-repeated="2"/>
          <table:table-cell office:value-type="string">
            <text:p>Chrome / Windows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zcionka tekstu podstawowego" svg:font-family="'Czcionka tekstu podstawowego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number:number-style style:name="N8128" number:language="pl" number:country="PL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zcionka tekstu podstawowego" fo:font-size="11pt" fo:font-style="normal" fo:text-shadow="none" style:text-underline-style="none" fo:font-weight="normal" style:font-size-asian="11pt" style:font-style-asian="normal" style:font-weight-asian="normal" style:font-name-complex="Czcionka tekstu podstawowego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3">03.01.2026</text:date>, <text:time>18:5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31S</meta:editing-duration>
    <meta:editing-cycles>3</meta:editing-cycles>
    <meta:generator>OpenOffice/4.1.11$Win32 OpenOffice.org_project/4111m1$Build-9808</meta:generator>
    <dc:date>2026-01-03T18:54:31.65</dc:date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